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fo:color="#ff0000"/>
    </style:style>
    <style:style style:name="T5" style:family="text">
      <style:text-properties fo:font-size="12.00pt" fo:font-weight="bold" fo:font-family="'Liberation Serif'" style:font-family-asian="'Liberation Serif'" style:font-family-complex="'Liberation Serif'" fo:background-color="transparent" fo:color="#f79646"/>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bold"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bold"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2.00pt" fo:font-weight="bold"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2.00pt" fo:font-weight="bold"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22.00pt" fo:font-weight="bold" fo:font-family="'Liberation Serif'" style:font-family-asian="'Liberation Serif'" style:font-family-complex="'Liberation Serif'" fo:background-color="transparent" style:use-window-font-color="true"/>
    </style:style>
    <style:style style:name="T56" style:family="text">
      <style:text-properties fo:font-size="2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5.00pt" fo:font-weight="bold" fo:font-family="'Liberation Serif'" style:font-family-asian="'Liberation Serif'" style:font-family-complex="'Liberation Serif'" fo:background-color="transparent" style:use-window-font-color="true"/>
    </style:style>
    <style:style style:name="T59" style:family="text">
      <style:text-properties fo:font-size="13.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24.00pt" fo:font-weight="bold" fo:font-family="'Liberation Serif'" style:font-family-asian="'Liberation Serif'" style:font-family-complex="'Liberation Serif'" fo:background-color="transparent" fo:color="#c9211e"/>
    </style:style>
    <style:style style:name="T76" style:family="text">
      <style:text-properties fo:font-size="24.00pt" fo:font-weight="bold" fo:font-family="'Liberation Serif'" style:font-family-asian="'Liberation Serif'" style:font-family-complex="'Liberation Serif'" fo:background-color="transparent" fo:color="#000000"/>
    </style:style>
    <style:style style:name="T77" style:family="text">
      <style:text-properties fo:font-size="24.00pt" fo:font-weight="bold" fo:font-family="'Liberation Serif'" style:font-family-asian="'Liberation Serif'" style:font-family-complex="'Liberation Serif'" fo:background-color="transparent" fo:color="#000000"/>
    </style:style>
    <style:style style:name="T78" style:family="text">
      <style:text-properties fo:font-size="24.00pt" fo:font-weight="bold" fo:font-family="'Liberation Serif'" style:font-family-asian="'Liberation Serif'" style:font-family-complex="'Liberation Serif'" fo:background-color="transparent" fo:color="#000000"/>
    </style:style>
    <style:style style:name="T79" style:family="text">
      <style:text-properties fo:font-size="15.00pt" fo:font-weight="bold" fo:font-family="'Liberation Serif'" style:font-family-asian="'Liberation Serif'" style:font-family-complex="'Liberation Serif'" fo:background-color="transparent" fo:color="#000000"/>
    </style:style>
    <style:style style:name="T80" style:family="text">
      <style:text-properties fo:font-size="15.00pt" fo:font-weight="normal" fo:font-family="'Liberation Serif'" style:font-family-asian="'Liberation Serif'" style:font-family-complex="'Liberation Serif'" fo:background-color="transparent" fo:color="#000000"/>
    </style:style>
    <style:style style:name="T81" style:family="text">
      <style:text-properties fo:font-size="15.00pt" fo:font-weight="bold" fo:font-family="'Liberation Serif'" style:font-family-asian="'Liberation Serif'" style:font-family-complex="'Liberation Serif'" fo:background-color="transparent" fo:color="#ff0000"/>
    </style:style>
    <style:style style:name="T82" style:family="text">
      <style:text-properties fo:font-size="15.00pt" fo:font-weight="bold" fo:font-family="'Liberation Serif'" style:font-family-asian="'Liberation Serif'" style:font-family-complex="'Liberation Serif'" fo:background-color="transparent" fo:color="#ed7d31"/>
    </style:style>
    <style:style style:name="T83" style:family="text">
      <style:text-properties fo:font-size="15.00pt" fo:font-weight="bold" fo:font-family="'Liberation Serif'" style:font-family-asian="'Liberation Serif'" style:font-family-complex="'Liberation Serif'" fo:background-color="transparent" fo:color="#000000"/>
    </style:style>
    <style:style style:name="T84" style:family="text">
      <style:text-properties fo:font-size="15.00pt" fo:font-weight="normal" fo:font-family="'Liberation Serif'" style:font-family-asian="'Liberation Serif'" style:font-family-complex="'Liberation Serif'" fo:background-color="transparent" fo:color="#000000"/>
    </style:style>
    <style:style style:name="T85" style:family="text">
      <style:text-properties fo:font-size="15.00pt" fo:font-weight="bold" fo:font-family="'Liberation Serif'" style:font-family-asian="'Liberation Serif'" style:font-family-complex="'Liberation Serif'" fo:background-color="transparent" fo:color="#000000"/>
    </style:style>
    <style:style style:name="T86" style:family="text">
      <style:text-properties fo:font-size="15.00pt" fo:font-weight="normal" fo:font-family="'Liberation Serif'" style:font-family-asian="'Liberation Serif'" style:font-family-complex="'Liberation Serif'" fo:background-color="transparent" fo:color="#333333"/>
    </style:style>
    <style:style style:name="T87" style:family="text">
      <style:text-properties fo:font-size="15.00pt" fo:font-weight="normal" fo:font-family="'Liberation Serif'" style:font-family-asian="'Liberation Serif'" style:font-family-complex="'Liberation Serif'" fo:background-color="transparent" fo:color="#1c1c1c"/>
    </style:style>
    <style:style style:name="T88" style:family="text">
      <style:text-properties fo:font-size="15.00pt" fo:font-weight="bold" fo:font-family="'Liberation Serif'" style:font-family-asian="'Liberation Serif'" style:font-family-complex="'Liberation Serif'" fo:background-color="transparent" fo:color="#000000"/>
    </style:style>
    <style:style style:name="T89" style:family="text">
      <style:text-properties fo:font-size="12.00pt" fo:font-weight="normal" fo:font-family="'Liberation Serif'" style:font-family-asian="'Liberation Serif'" style:font-family-complex="'Liberation Serif'"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50pt" fo:font-weight="normal" fo:font-family="Consolas" style:font-family-asian="Consolas" style:font-family-complex="Consolas" fo:background-color="#1e1e1e" fo:color="#569cd6"/>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5.00pt" fo:font-weight="bold" fo:font-family="'Liberation Serif'" style:font-family-asian="'Liberation Serif'" style:font-family-complex="'Liberation Serif'" fo:background-color="transparent" fo:color="#000000"/>
    </style:style>
    <style:style style:name="T94" style:family="text">
      <style:text-properties fo:font-size="12.00pt" fo:font-weight="normal" fo:font-family="'Liberation Serif'" style:font-family-asian="'Liberation Serif'" style:font-family-complex="'Liberation Serif'" fo:background-color="transparent" fo:color="#000000"/>
    </style:style>
    <style:style style:name="T95" style:family="text">
      <style:text-properties fo:font-size="12.00pt" fo:font-weight="bold" fo:font-family="'Liberation Serif'" style:font-family-asian="'Liberation Serif'" style:font-family-complex="'Liberation Serif'" fo:background-color="transparent" fo:color="#000000"/>
    </style:style>
    <style:style style:name="T96" style:family="text">
      <style:text-properties fo:font-size="12.00pt" fo:font-weight="normal" fo:font-family="'Liberation Serif'" style:font-family-asian="'Liberation Serif'" style:font-family-complex="'Liberation Serif'"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24.00pt" fo:font-weight="bold" fo:font-family="'Liberation Serif'" style:font-family-asian="'Liberation Serif'" style:font-family-complex="'Liberation Serif'" fo:background-color="transparent" fo:color="#c9211e"/>
    </style:style>
    <style:style style:name="T99" style:family="text">
      <style:text-properties fo:font-size="24.00pt" fo:font-weight="bold" fo:font-family="'Liberation Serif'" style:font-family-asian="'Liberation Serif'" style:font-family-complex="'Liberation Serif'" fo:background-color="transparent" fo:color="#000000"/>
    </style:style>
    <style:style style:name="T100" style:family="text">
      <style:text-properties fo:font-size="24.00pt" fo:font-weight="bold" fo:font-family="'Liberation Serif'" style:font-family-asian="'Liberation Serif'" style:font-family-complex="'Liberation Serif'" fo:background-color="transparent" fo:color="#000000"/>
    </style:style>
    <style:style style:name="T101" style:family="text">
      <style:text-properties fo:font-size="24.00pt" fo:font-weight="bold" fo:font-family="'Liberation Serif'" style:font-family-asian="'Liberation Serif'" style:font-family-complex="'Liberation Serif'" fo:background-color="transparent" fo:color="#000000"/>
    </style:style>
    <style:style style:name="T102" style:family="text">
      <style:text-properties fo:font-size="15.00pt" fo:font-weight="bold" fo:font-family="'Liberation Serif'" style:font-family-asian="'Liberation Serif'" style:font-family-complex="'Liberation Serif'" fo:background-color="transparent" fo:color="#000000"/>
    </style:style>
    <style:style style:name="T103" style:family="text">
      <style:text-properties fo:font-size="15.00pt" fo:font-weight="normal" fo:font-family="'Liberation Serif'" style:font-family-asian="'Liberation Serif'" style:font-family-complex="'Liberation Serif'" fo:background-color="transparent" fo:color="#000000"/>
    </style:style>
    <style:style style:name="T104" style:family="text">
      <style:text-properties fo:font-size="15.00pt" fo:font-weight="bold" fo:font-family="'Liberation Serif'" style:font-family-asian="'Liberation Serif'" style:font-family-complex="'Liberation Serif'" fo:background-color="transparent" fo:color="#f79646"/>
    </style:style>
    <style:style style:name="T105" style:family="text">
      <style:text-properties fo:font-size="15.00pt" fo:font-weight="bold" fo:font-family="'Liberation Serif'" style:font-family-asian="'Liberation Serif'" style:font-family-complex="'Liberation Serif'" fo:background-color="transparent" fo:color="#ffc000"/>
    </style:style>
    <style:style style:name="T106" style:family="text">
      <style:text-properties fo:font-size="15.00pt" fo:font-weight="bold" fo:font-family="'Liberation Serif'" style:font-family-asian="'Liberation Serif'" style:font-family-complex="'Liberation Serif'" fo:background-color="transparent" fo:color="#000000"/>
    </style:style>
    <style:style style:name="T107" style:family="text">
      <style:text-properties fo:font-size="15.00pt" fo:font-weight="normal" fo:font-family="'Liberation Serif'" style:font-family-asian="'Liberation Serif'" style:font-family-complex="'Liberation Serif'" fo:background-color="transparent" fo:color="#000000"/>
    </style:style>
    <style:style style:name="T108" style:family="text">
      <style:text-properties fo:font-size="15.00pt" fo:font-weight="bold" fo:font-family="'Liberation Serif'" style:font-family-asian="'Liberation Serif'" style:font-family-complex="'Liberation Serif'" fo:background-color="transparent" fo:color="#000000"/>
    </style:style>
    <style:style style:name="T109" style:family="text">
      <style:text-properties fo:font-size="15.00pt" fo:font-weight="normal" fo:font-family="'Liberation Serif'" style:font-family-asian="'Liberation Serif'" style:font-family-complex="'Liberation Serif'" fo:background-color="transparent" fo:color="#333333"/>
    </style:style>
    <style:style style:name="T110" style:family="text">
      <style:text-properties fo:font-size="15.00pt" fo:font-weight="normal" fo:font-family="'Liberation Serif'" style:font-family-asian="'Liberation Serif'" style:font-family-complex="'Liberation Serif'" fo:background-color="transparent" fo:color="#1c1c1c"/>
    </style:style>
    <style:style style:name="T111" style:family="text">
      <style:text-properties fo:font-size="15.00pt" fo:font-weight="bold" fo:font-family="'Liberation Serif'" style:font-family-asian="'Liberation Serif'" style:font-family-complex="'Liberation Serif'" fo:background-color="transparent" fo:color="#000000"/>
    </style:style>
    <style:style style:name="T112" style:family="text">
      <style:text-properties fo:font-size="12.00pt" fo:font-weight="normal" fo:font-family="'Liberation Serif'" style:font-family-asian="'Liberation Serif'" style:font-family-complex="'Liberation Serif'"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50pt" fo:font-weight="normal" fo:font-family="Consolas" style:font-family-asian="Consolas" style:font-family-complex="Consolas" fo:background-color="#1e1e1e" fo:color="#569cd6"/>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5.00pt" fo:font-weight="bold" fo:font-family="'Liberation Serif'" style:font-family-asian="'Liberation Serif'" style:font-family-complex="'Liberation Serif'" fo:background-color="transparent" fo:color="#000000"/>
    </style:style>
    <style:style style:name="T117" style:family="text">
      <style:text-properties fo:font-size="12.00pt" fo:font-weight="normal" fo:font-family="'Liberation Serif'" style:font-family-asian="'Liberation Serif'" style:font-family-complex="'Liberation Serif'" fo:background-color="transparent" fo:color="#000000"/>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24.00pt" fo:font-weight="bold" fo:font-family="'Liberation Serif'" style:font-family-asian="'Liberation Serif'" style:font-family-complex="'Liberation Serif'" fo:background-color="transparent" fo:color="#c9211e"/>
    </style:style>
    <style:style style:name="T121" style:family="text">
      <style:text-properties fo:font-size="24.00pt" fo:font-weight="bold" fo:font-family="'Liberation Serif'" style:font-family-asian="'Liberation Serif'" style:font-family-complex="'Liberation Serif'" fo:background-color="transparent" fo:color="#000000"/>
    </style:style>
    <style:style style:name="T122" style:family="text">
      <style:text-properties fo:font-size="24.00pt" fo:font-weight="bold" fo:font-family="'Liberation Serif'" style:font-family-asian="'Liberation Serif'" style:font-family-complex="'Liberation Serif'" fo:background-color="transparent" fo:color="#000000"/>
    </style:style>
    <style:style style:name="T123" style:family="text">
      <style:text-properties fo:font-size="24.00pt" fo:font-weight="bold" fo:font-family="'Liberation Serif'" style:font-family-asian="'Liberation Serif'" style:font-family-complex="'Liberation Serif'" fo:background-color="transparent" fo:color="#000000"/>
    </style:style>
    <style:style style:name="T124" style:family="text">
      <style:text-properties fo:font-size="15.00pt" fo:font-weight="bold" fo:font-family="'Liberation Serif'" style:font-family-asian="'Liberation Serif'" style:font-family-complex="'Liberation Serif'" fo:background-color="transparent" fo:color="#000000"/>
    </style:style>
    <style:style style:name="T125" style:family="text">
      <style:text-properties fo:font-size="15.00pt" fo:font-weight="normal" fo:font-family="'Liberation Serif'" style:font-family-asian="'Liberation Serif'" style:font-family-complex="'Liberation Serif'" fo:background-color="transparent" fo:color="#000000"/>
    </style:style>
    <style:style style:name="T126" style:family="text">
      <style:text-properties fo:font-size="15.00pt" fo:font-weight="bold" fo:font-family="'Liberation Serif'" style:font-family-asian="'Liberation Serif'" style:font-family-complex="'Liberation Serif'" fo:background-color="transparent" fo:color="#f79646"/>
    </style:style>
    <style:style style:name="T127" style:family="text">
      <style:text-properties fo:font-size="15.00pt" fo:font-weight="bold" fo:font-family="'Liberation Serif'" style:font-family-asian="'Liberation Serif'" style:font-family-complex="'Liberation Serif'" fo:background-color="transparent" fo:color="#ffc000"/>
    </style:style>
    <style:style style:name="T128" style:family="text">
      <style:text-properties fo:font-size="15.00pt" fo:font-weight="bold" fo:font-family="'Liberation Serif'" style:font-family-asian="'Liberation Serif'" style:font-family-complex="'Liberation Serif'" fo:background-color="transparent" fo:color="#000000"/>
    </style:style>
    <style:style style:name="T129" style:family="text">
      <style:text-properties fo:font-size="15.00pt" fo:font-weight="normal" fo:font-family="'Liberation Serif'" style:font-family-asian="'Liberation Serif'" style:font-family-complex="'Liberation Serif'" fo:background-color="transparent" fo:color="#000000"/>
    </style:style>
    <style:style style:name="T130" style:family="text">
      <style:text-properties fo:font-size="15.00pt" fo:font-weight="bold" fo:font-family="'Liberation Serif'" style:font-family-asian="'Liberation Serif'" style:font-family-complex="'Liberation Serif'" fo:background-color="transparent" fo:color="#000000"/>
    </style:style>
    <style:style style:name="T131" style:family="text">
      <style:text-properties fo:font-size="15.00pt" fo:font-weight="normal" fo:font-family="'Liberation Serif'" style:font-family-asian="'Liberation Serif'" style:font-family-complex="'Liberation Serif'" fo:background-color="transparent" fo:color="#333333"/>
    </style:style>
    <style:style style:name="T132" style:family="text">
      <style:text-properties fo:font-size="15.00pt" fo:font-weight="normal" fo:font-family="'Liberation Serif'" style:font-family-asian="'Liberation Serif'" style:font-family-complex="'Liberation Serif'" fo:background-color="transparent" fo:color="#1c1c1c"/>
    </style:style>
    <style:style style:name="T133" style:family="text">
      <style:text-properties fo:font-size="15.00pt" fo:font-weight="bold" fo:font-family="'Liberation Serif'" style:font-family-asian="'Liberation Serif'" style:font-family-complex="'Liberation Serif'" fo:background-color="transparent" fo:color="#000000"/>
    </style:style>
    <style:style style:name="T134" style:family="text">
      <style:text-properties fo:font-size="12.00pt" fo:font-weight="normal" fo:font-family="'Liberation Serif'" style:font-family-asian="'Liberation Serif'" style:font-family-complex="'Liberation Serif'" fo:background-color="transparent" fo:color="#00000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5.00pt" fo:font-weight="bold" fo:font-family="'Liberation Serif'" style:font-family-asian="'Liberation Serif'" style:font-family-complex="'Liberation Serif'" fo:background-color="transparent" fo:color="#000000"/>
    </style:style>
    <style:style style:name="T137" style:family="text">
      <style:text-properties fo:font-size="15.00pt" fo:font-weight="bold" fo:font-family="'Liberation Mono'" style:font-family-asian="'Liberation Mono'" style:font-family-complex="'Liberation Mono'" fo:background-color="transparent" fo:color="#000000"/>
    </style:style>
    <style:style style:name="T138" style:family="text">
      <style:text-properties fo:font-size="12.00pt" fo:font-weight="normal" fo:font-family="'Liberation Mono'" style:font-family-asian="'Liberation Mono'" style:font-family-complex="'Liberation Mono'" fo:background-color="transparent" fo:color="#000000"/>
    </style:style>
    <style:style style:name="T139" style:family="text">
      <style:text-properties fo:font-size="15.00pt" fo:font-weight="bold" fo:font-family="'Liberation Mono'" style:font-family-asian="'Liberation Mono'" style:font-family-complex="'Liberation Mono'" fo:background-color="transparent" fo:color="#000000"/>
    </style:style>
    <style:style style:name="T140" style:family="text">
      <style:text-properties fo:font-size="12.00pt" fo:font-weight="normal" fo:font-family="'Liberation Mono'" style:font-family-asian="'Liberation Mono'" style:font-family-complex="'Liberation Mono'" fo:background-color="transparent" fo:color="#000000"/>
    </style:style>
    <style:style style:name="T141" style:family="text">
      <style:text-properties fo:font-size="24.00pt" fo:font-weight="bold" fo:font-family="'Liberation Serif'" style:font-family-asian="'Liberation Serif'" style:font-family-complex="'Liberation Serif'" fo:background-color="transparent" fo:color="#c9211e"/>
    </style:style>
    <style:style style:name="T142" style:family="text">
      <style:text-properties fo:font-size="24.00pt" fo:font-weight="bold" fo:font-family="'Liberation Serif'" style:font-family-asian="'Liberation Serif'" style:font-family-complex="'Liberation Serif'" fo:background-color="transparent" fo:color="#000000"/>
    </style:style>
    <style:style style:name="T143" style:family="text">
      <style:text-properties fo:font-size="24.00pt" fo:font-weight="bold" fo:font-family="'Liberation Serif'" style:font-family-asian="'Liberation Serif'" style:font-family-complex="'Liberation Serif'" fo:background-color="transparent" fo:color="#000000"/>
    </style:style>
    <style:style style:name="T144" style:family="text">
      <style:text-properties fo:font-size="24.00pt" fo:font-weight="bold" fo:font-family="'Liberation Serif'" style:font-family-asian="'Liberation Serif'" style:font-family-complex="'Liberation Serif'" fo:background-color="transparent" fo:color="#000000"/>
    </style:style>
    <style:style style:name="T145" style:family="text">
      <style:text-properties fo:font-size="15.00pt" fo:font-weight="bold" fo:font-family="'Liberation Serif'" style:font-family-asian="'Liberation Serif'" style:font-family-complex="'Liberation Serif'" fo:background-color="transparent" fo:color="#000000"/>
    </style:style>
    <style:style style:name="T146" style:family="text">
      <style:text-properties fo:font-size="15.00pt" fo:font-weight="normal" fo:font-family="'Liberation Serif'" style:font-family-asian="'Liberation Serif'" style:font-family-complex="'Liberation Serif'" fo:background-color="transparent" fo:color="#000000"/>
    </style:style>
    <style:style style:name="T147" style:family="text">
      <style:text-properties fo:font-size="15.00pt" fo:font-weight="bold" fo:font-family="'Liberation Serif'" style:font-family-asian="'Liberation Serif'" style:font-family-complex="'Liberation Serif'" fo:background-color="transparent" fo:color="#ffc000"/>
    </style:style>
    <style:style style:name="T148" style:family="text">
      <style:text-properties fo:font-size="15.00pt" fo:font-weight="bold" fo:font-family="'Liberation Serif'" style:font-family-asian="'Liberation Serif'" style:font-family-complex="'Liberation Serif'" fo:background-color="transparent" fo:color="#000000"/>
    </style:style>
    <style:style style:name="T149" style:family="text">
      <style:text-properties fo:font-size="15.00pt" fo:font-weight="normal" fo:font-family="'Liberation Serif'" style:font-family-asian="'Liberation Serif'" style:font-family-complex="'Liberation Serif'" fo:background-color="transparent" fo:color="#000000"/>
    </style:style>
    <style:style style:name="T150" style:family="text">
      <style:text-properties fo:font-size="15.00pt" fo:font-weight="bold" fo:font-family="'Liberation Serif'" style:font-family-asian="'Liberation Serif'" style:font-family-complex="'Liberation Serif'" fo:background-color="transparent" fo:color="#000000"/>
    </style:style>
    <style:style style:name="T151" style:family="text">
      <style:text-properties fo:font-size="15.00pt" fo:font-weight="normal" fo:font-family="'Liberation Serif'" style:font-family-asian="'Liberation Serif'" style:font-family-complex="'Liberation Serif'" fo:background-color="transparent" fo:color="#333333"/>
    </style:style>
    <style:style style:name="T152" style:family="text">
      <style:text-properties fo:font-size="15.00pt" fo:font-weight="normal" fo:font-family="'Liberation Serif'" style:font-family-asian="'Liberation Serif'" style:font-family-complex="'Liberation Serif'" fo:background-color="transparent" fo:color="#1c1c1c"/>
    </style:style>
    <style:style style:name="T153" style:family="text">
      <style:text-properties fo:font-size="15.00pt" fo:font-weight="bold" fo:font-family="'Liberation Serif'" style:font-family-asian="'Liberation Serif'" style:font-family-complex="'Liberation Serif'" fo:background-color="transparent" fo:color="#000000"/>
    </style:style>
    <style:style style:name="T154" style:family="text">
      <style:text-properties fo:font-size="12.00pt" fo:font-weight="normal" fo:font-family="'Liberation Serif'" style:font-family-asian="'Liberation Serif'" style:font-family-complex="'Liberation Serif'"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5.00pt" fo:font-weight="bold" fo:font-family="'Liberation Serif'" style:font-family-asian="'Liberation Serif'" style:font-family-complex="'Liberation Serif'" fo:background-color="transparent" fo:color="#000000"/>
    </style:style>
    <style:style style:name="T157" style:family="text">
      <style:text-properties fo:font-size="15.00pt" fo:font-weight="bold" fo:font-family="'Liberation Mono'" style:font-family-asian="'Liberation Mono'" style:font-family-complex="'Liberation Mono'" fo:background-color="transparent" fo:color="#000000"/>
    </style:style>
    <style:style style:name="T158" style:family="text">
      <style:text-properties fo:font-size="12.00pt" fo:font-weight="normal" fo:font-family="'Liberation Mono'" style:font-family-asian="'Liberation Mono'" style:font-family-complex="'Liberation Mono'"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15.00%" fo:text-align="left" fo:margin-bottom="7.00pt"/>
    </style:style>
  </office:automatic-styles>
  <office:body>
    <office:text>
      <text:p text:style-name="P1"><text:span text:style-name="T1">Audit Report for<text:s/></text:span><text:span text:style-name="T2">BroToken</text:span></text:p>
      <text:p text:style-name="P1"><text:span text:style-name="T3">Date: 07 December 2024</text:span></text:p>
      <text:p text:style-name="P1"><text:span text:style-name="T3">Audit result:<text:s/></text:span><text:span text:style-name="T4">Passed with High Risk<text:s/></text:span><text:span text:style-name="T5"/></text:p>
      <text:p text:style-name="P1"><text:span text:style-name="T5"/></text:p>
      <text:p text:style-name="P1"><text:span text:style-name="T6"/></text:p>
      <text:p text:style-name="P1"><text:span text:style-name="T7">Token Address:</text:span><text:span text:style-name="T8"><text:s/>-</text:span></text:p>
      <text:p text:style-name="P1"><text:span text:style-name="T9"/></text:p>
      <text:p text:style-name="P1"><text:span text:style-name="T10">Name:<text:s/></text:span><text:span text:style-name="T11">BroToken</text:span></text:p>
      <text:p text:style-name="P1"><text:span text:style-name="T12"/></text:p>
      <text:p text:style-name="P1"><text:span text:style-name="T13">Symbol:</text:span><text:span text:style-name="T14"><text:s/>-</text:span></text:p>
      <text:p text:style-name="P1"><text:span text:style-name="T15"/></text:p>
      <text:p text:style-name="P1"><text:span text:style-name="T16">Decimals</text:span><text:span text:style-name="T17">: -</text:span></text:p>
      <text:p text:style-name="P1"><text:span text:style-name="T18"/></text:p>
      <text:p text:style-name="P1"><text:span text:style-name="T19">Network:</text:span><text:span text:style-name="T20"><text:s/>- </text:span></text:p>
      <text:p text:style-name="P1"><text:span text:style-name="T21"/></text:p>
      <text:p text:style-name="P1"><text:span text:style-name="T22">Token Type</text:span><text:span text:style-name="T23">: ERC-20</text:span></text:p>
      <text:p text:style-name="P1"><text:span text:style-name="T24"/></text:p>
      <text:p text:style-name="P1"><text:span text:style-name="T25">Owner</text:span><text:span text:style-name="T26">: -</text:span></text:p>
      <text:p text:style-name="P1"><text:span text:style-name="T27"/></text:p>
      <text:p text:style-name="P1"><text:span text:style-name="T28">Deployer:<text:s/></text:span><text:span text:style-name="T29">--</text:span></text:p>
      <text:p text:style-name="P1"><text:span text:style-name="T30"/></text:p>
      <text:p text:style-name="P1"><text:span text:style-name="T31">Token Supply:<text:s/></text:span><text:span text:style-name="T32">-</text:span></text:p>
      <text:p text:style-name="P1"><text:span text:style-name="T33"/></text:p>
      <text:p text:style-name="P1"><text:span text:style-name="T34">Checksum:<text:s/></text:span><text:span text:style-name="T35">Ge056c616934aeb47e6038f76b20d003</text:span></text:p>
      <text:p text:style-name="P1"><text:span text:style-name="T36"/></text:p>
      <text:p text:style-name="P1"><text:span text:style-name="T36"/></text:p>
      <text:p text:style-name="P2"><text:span text:style-name="T37">Token Overview:</text:span></text:p>
      <text:p text:style-name="P2"><text:span text:style-name="T37">Buy Fee:<text:s/></text:span><text:span text:style-name="T38">0-0%</text:span></text:p>
      <text:p text:style-name="P2"><text:span text:style-name="T39">Sell Fee:<text:s/></text:span><text:span text:style-name="T40">0-0%</text:span></text:p>
      <text:p text:style-name="P2"><text:span text:style-name="T41">Transfer Fee:<text:s/></text:span><text:span text:style-name="T42">0-0%</text:span></text:p>
      <text:p text:style-name="P2"><text:span text:style-name="T43">Fee Privilege:<text:s/></text:span><text:span text:style-name="T44">Owner</text:span></text:p>
      <text:p text:style-name="P2"><text:span text:style-name="T45">Ownership:<text:s/></text:span><text:span text:style-name="T46">Owned</text:span></text:p>
      <text:p text:style-name="P2"><text:span text:style-name="T47">Minting:<text:s/></text:span><text:span text:style-name="T48">None</text:span></text:p>
      <text:p text:style-name="P2"><text:span text:style-name="T49">Max Tx:<text:s/></text:span><text:span text:style-name="T50">No</text:span></text:p>
      <text:p text:style-name="P2"><text:span text:style-name="T51">Blacklist:<text:s/></text:span><text:span text:style-name="T52">No</text:span></text:p>
      <text:p text:style-name="P2"><text:span text:style-name="T53">Other Privileges:</text:span></text:p>
      <text:p text:style-name="P3"><text:span text:style-name="T54"/></text:p>
      <text:p text:style-name="P3"><text:span text:style-name="T54"/></text:p>
      <text:p text:style-name="P3"><text:span text:style-name="T54"/></text:p>
      <text:p text:style-name="P3"><text:span text:style-name="T54"/></text:p>
      <text:p text:style-name="P3"><text:span text:style-name="T55">Static Analysis</text:span></text:p>
      <text:p text:style-name="P3"><text:span text:style-name="T56">A static analysis of the code was performed using Slither. No issues were found.<text:line-break/></text:span></text:p>
      <text:p text:style-name="P3"><draw:frame text:anchor-type="as-char" svg:width="152.40mm" svg:height="40.57mm" style:rel-width="scale" style:rel-height="scale"><draw:object-ole xlink:href="OleObj1"/><draw:image xlink:href="ObjectReplacements/OleObj1"/></draw:frame><text:span text:style-name="T57"/></text:p>
      <text:p text:style-name="P3"><text:span text:style-name="T57"/></text:p>
      <text:p text:style-name="P3"><draw:frame text:anchor-type="as-char" svg:width="152.40mm" svg:height="14.29mm" style:rel-width="scale" style:rel-height="scale"><draw:object-ole xlink:href="OleObj2"/><draw:image xlink:href="ObjectReplacements/OleObj2"/></draw:frame><text:span text:style-name="T57"/></text:p>
      <text:p text:style-name="P3"><text:span text:style-name="T57"/></text:p>
      <text:p text:style-name="P3"><text:span text:style-name="T57"/></text:p>
      <text:p text:style-name="P3"><draw:frame text:anchor-type="as-char" svg:width="152.40mm" svg:height="51.86mm" style:rel-width="scale" style:rel-height="scale"><draw:object-ole xlink:href="OleObj3"/><draw:image xlink:href="ObjectReplacements/OleObj3"/></draw:frame><text:span text:style-name="T57"/></text:p>
      <text:p text:style-name="P3"><text:span text:style-name="T57"/></text:p>
      <text:p text:style-name="P3"><draw:frame text:anchor-type="as-char" svg:width="152.40mm" svg:height="43.22mm" style:rel-width="scale" style:rel-height="scale"><draw:object-ole xlink:href="OleObj4"/><draw:image xlink:href="ObjectReplacements/OleObj4"/></draw:frame><text:span text:style-name="T57"/></text:p>
      <text:p text:style-name="P3"><text:span text:style-name="T57"/></text:p>
      <text:p text:style-name="P3"><text:span text:style-name="T57"/></text:p>
      <text:p text:style-name="P3"><draw:frame text:anchor-type="as-char" svg:width="152.40mm" svg:height="16.40mm" style:rel-width="scale" style:rel-height="scale"><draw:object-ole xlink:href="OleObj5"/><draw:image xlink:href="ObjectReplacements/OleObj5"/></draw:frame><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8">Ownership Privileges:</text:span></text:p>
      <text:p text:style-name="P3"><text:span text:style-name="T59">- The owner can update user round data.</text:span></text:p>
      <text:p text:style-name="P3"><text:span text:style-name="T59">- The owner can set distribution wallets.</text:span></text:p>
      <text:p text:style-name="P3"><text:span text:style-name="T59">- The owner can set the token price.</text:span></text:p>
      <text:p text:style-name="P3"><text:span text:style-name="T59">- The owner can start and end round.</text:span></text:p>
      <text:p text:style-name="P3"><text:span text:style-name="T59">- The owner can withdraw ETH/TOKENS/USDT</text:span></text:p>
      <text:p text:style-name="P3"><text:span text:style-name="T59">- The owner can set Token/USDT/PriceFeed.</text:span></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1">Findings:</text:span></text:p>
      <text:p text:style-name="P3"><text:span text:style-name="T61">Critical</text:span><text:span text:style-name="T62">: 0</text:span></text:p>
      <text:p text:style-name="P3"><text:span text:style-name="T63">High</text:span><text:span text:style-name="T64">: 1</text:span></text:p>
      <text:p text:style-name="P3"><text:span text:style-name="T65">Medium</text:span><text:span text:style-name="T66">: 1</text:span></text:p>
      <text:p text:style-name="P3"><text:span text:style-name="T67">Low</text:span><text:span text:style-name="T68">: 1</text:span></text:p>
      <text:p text:style-name="P3"><text:span text:style-name="T69">Informational</text:span><text:span text:style-name="T70"><text:s/></text:span><text:span text:style-name="T71">&amp;</text:span><text:span text:style-name="T72"><text:s/></text:span><text:span text:style-name="T73">Optimizations</text:span><text:span text:style-name="T74">: 2</text:span></text:p>
      <text:p text:style-name="P3"><text:span text:style-name="T75"><text:line-break/>Centralization</text:span><text:span text:style-name="T76"><text:s/></text:span><text:span text:style-name="T77">–</text:span><text:span text:style-name="T78"><text:s/>Missing non-re-entrant check</text:span></text:p>
      <text:p text:style-name="P3"><text:span text:style-name="T79">Severity</text:span><text:span text:style-name="T80">:<text:s/></text:span><text:span text:style-name="T81">High</text:span><text:span text:style-name="T82"/></text:p>
      <text:p text:style-name="P3"><text:span text:style-name="T83">Function</text:span><text:span text:style-name="T84">: buyPresale</text:span></text:p>
      <text:p text:style-name="P3"><text:span text:style-name="T85">Status:</text:span><text:span text:style-name="T86"><text:s/></text:span><text:span text:style-name="T87">Open</text:span></text:p>
      <text:p text:style-name="P3"><text:span text:style-name="T88">Overview: </text:span></text:p>
      <text:p text:style-name="P3"><text:span text:style-name="T89">1. The risk of reentrancy is high if the contract handles significant funds and includes functions like withdrawal, claim, or similar operations that modify the state after sending funds.<text:line-break/></text:span></text:p>
      <text:p text:style-name="P3"><text:span text:style-name="T89">2. If the state is updated after an external call, an attacker could repeatedly exploit the vulnerability to drain the contract's funds.</text:span></text:p>
      <text:p text:style-name="P3"><text:span text:style-name="T90"/></text:p>
      <text:p text:style-name="P3"><text:span text:style-name="T91">function buyPresale(address buyer_) public payable { </text:span></text:p>
      <text:p text:style-name="P3"><text:span text:style-name="T91"><text:s text:c="8"/>_buyPresale(msg.value, buyer_); </text:span></text:p>
      <text:p text:style-name="P3"><text:span text:style-name="T91"><text:s text:c="4"/>}</text:span><text:span text:style-name="T92"/></text:p>
      <text:p text:style-name="P3"><text:span text:style-name="T93">Suggestion:<text:s/></text:span><text:span text:style-name="T94">Use the<text:s/></text:span><text:span text:style-name="T95">ReentrancyGuard<text:s/></text:span><text:span text:style-name="T96">contract from OpenZeppelin or implement a custom non-reentrant modifier.</text:span></text:p>
      <text:p text:style-name="P3"><text:span text:style-name="T97"/></text:p>
      <text:p text:style-name="P3"><text:span text:style-name="T98">Centralization</text:span><text:span text:style-name="T99"><text:s/></text:span><text:span text:style-name="T100">–</text:span><text:span text:style-name="T101"><text:s/>Missing access control</text:span></text:p>
      <text:p text:style-name="P3"><text:span text:style-name="T102">Severity</text:span><text:span text:style-name="T103">:<text:s/></text:span><text:span text:style-name="T104">Medium</text:span><text:span text:style-name="T105"/></text:p>
      <text:p text:style-name="P3"><text:span text:style-name="T106">Function</text:span><text:span text:style-name="T107">: airdropBuyers.</text:span></text:p>
      <text:p text:style-name="P3"><text:span text:style-name="T108">Status:</text:span><text:span text:style-name="T109"><text:s/></text:span><text:span text:style-name="T110">Open</text:span></text:p>
      <text:p text:style-name="P3"><text:span text:style-name="T111">Overview:</text:span></text:p>
      <text:p text:style-name="P3"><text:span text:style-name="T112">Missing access control in smart contracts can lead to catastrophic outcomes, such as loss of funds, unauthorized control, or disruption of operations/tokens.</text:span></text:p>
      <text:p text:style-name="P3"><text:span text:style-name="T113"/></text:p>
      <text:p text:style-name="P3"><text:span text:style-name="T114">function airdropBuyers() external { </text:span></text:p>
      <text:p text:style-name="P3"><text:span text:style-name="T114"><text:s text:c="8"/>require(lpSeeded, "LP must be seeded before airdrop can start");</text:span></text:p>
      <text:p text:style-name="P3"><text:span text:style-name="T114"><text:s text:c="8"/>require(!airdropCompleted, "Airdrop has already been completed");</text:span></text:p>
      <text:p text:style-name="P3"><text:span text:style-name="T114"><text:s text:c="8"/>require(block.timestamp &gt;= AIRDROP_TIME, "It is not yet time to airdrop the presale buyer's tokens");</text:span></text:p>
      <text:p text:style-name="P3"><text:span text:style-name="T114"><text:s text:c="8"/>_airdrop(100); //100 max transfers per tx</text:span></text:p>
      <text:p text:style-name="P3"><text:span text:style-name="T114"><text:s text:c="4"/>}</text:span></text:p>
      <text:p text:style-name="P3"><text:span text:style-name="T114"/></text:p>
      <text:p text:style-name="P3"><text:span text:style-name="T114"/></text:p>
      <text:p text:style-name="P3"><text:span text:style-name="T114"><text:s text:c="4"/>function airdropBuyers(uint256 maxTransfers_) external { </text:span></text:p>
      <text:p text:style-name="P3"><text:span text:style-name="T114"><text:s text:c="8"/>require(lpSeeded, "LP must be seeded before airdrop can start");</text:span></text:p>
      <text:p text:style-name="P3"><text:span text:style-name="T114"><text:s text:c="8"/>require(!airdropCompleted, "Airdrop has already been completed");</text:span></text:p>
      <text:p text:style-name="P3"><text:span text:style-name="T114"><text:s text:c="8"/>require(block.timestamp &gt;= AIRDROP_TIME, "It is not yet time to airdrop the presale buyer's tokens");</text:span></text:p>
      <text:p text:style-name="P3"><text:span text:style-name="T114"><text:s text:c="8"/>_airdrop(maxTransfers_);</text:span></text:p>
      <text:p text:style-name="P3"><text:span text:style-name="T114"><text:s text:c="4"/>}</text:span><text:span text:style-name="T115"/></text:p>
      <text:p text:style-name="P3"><text:span text:style-name="T115"><text:line-break/></text:span><text:span text:style-name="T116">Suggestion:<text:s/></text:span><text:span text:style-name="T117">Restrict sensitive functions to specific roles, such as the owner or admin.</text:span><text:span text:style-name="T118"/></text:p>
      <text:p text:style-name="P4"><text:span text:style-name="T119"><text:line-break/></text:span><text:span text:style-name="T120">Centralization</text:span><text:span text:style-name="T121"><text:s/></text:span><text:span text:style-name="T122">–</text:span><text:span text:style-name="T123"><text:s/>Owner can transfer any arbitrary token.</text:span></text:p>
      <text:p text:style-name="P4"><text:span text:style-name="T124">Severity</text:span><text:span text:style-name="T125">:<text:s/></text:span><text:span text:style-name="T126">Medium</text:span><text:span text:style-name="T127"/></text:p>
      <text:p text:style-name="P4"><text:span text:style-name="T128">Function</text:span><text:span text:style-name="T129">: iERC20TransferFrom, iERC20Transfer, iERC721TransferFrom, iERC721SafeTransferFrom, iERC721Transfer, iERC721SafeTransfer.</text:span></text:p>
      <text:p text:style-name="P4"><text:span text:style-name="T130">Status:</text:span><text:span text:style-name="T131"><text:s/></text:span><text:span text:style-name="T132">Open</text:span></text:p>
      <text:p text:style-name="P4"><text:span text:style-name="T133">Overview:</text:span></text:p>
      <text:p text:style-name="P4"><text:span text:style-name="T134">The "Can Transfer Any Arbitrary Token" bug refers to a vulnerability where a function in a smart contract allows an unauthorized party to transfer any token held by the contract to an arbitrary address. This typically arises due to improper input validation or lack of access control.<text:line-break/></text:span></text:p>
      <text:p text:style-name="P5"><text:span text:style-name="T135">function iERC20TransferFrom(address contract_, address to_, uint256 amount_) external onlyOwner afterAirdrop { </text:span></text:p>
      <text:p text:style-name="P5"><text:span text:style-name="T135"><text:s text:c="8"/>(bool success) = IERC20Token(contract_).transferFrom(address(this), to_, amount_); </text:span></text:p>
      <text:p text:style-name="P5"><text:span text:style-name="T135"><text:s text:c="8"/>require(success, 'token transfer from sender failed');</text:span></text:p>
      <text:p text:style-name="P5"><text:span text:style-name="T135"><text:s text:c="8"/>emit TokenWithdraw(to_, amount_, contract_);</text:span></text:p>
      <text:p text:style-name="P5"><text:span text:style-name="T135"><text:s text:c="4"/>}<text:line-break/><text:line-break/>function iERC20Transfer(address contract_, address to_, uint256 amount_) external onlyOwner afterAirdrop { </text:span></text:p>
      <text:p text:style-name="P5"><text:span text:style-name="T135"><text:s text:c="8"/>(bool success) = IERC20Token(contract_).transfer(to_, amount_); </text:span></text:p>
      <text:p text:style-name="P5"><text:span text:style-name="T135"><text:s text:c="8"/></text:span></text:p>
      <text:p text:style-name="P5"><text:span text:style-name="T135"><text:s text:c="8"/>require(success, 'token transfer from sender failed');</text:span></text:p>
      <text:p text:style-name="P5"><text:span text:style-name="T135"><text:s text:c="8"/>emit TokenWithdraw(to_, amount_, contract_);</text:span></text:p>
      <text:p text:style-name="P5"><text:span text:style-name="T135"><text:s text:c="4"/>}<text:line-break/><text:line-break/> function iERC721TransferFrom(address contract_, address to_, uint256 tokenId_) external onlyOwner afterAirdrop {<text:s text:c="3"/></text:span></text:p>
      <text:p text:style-name="P5"><text:span text:style-name="T135"><text:s text:c="8"/>IERC721Token(contract_).transferFrom(address(this), to_, tokenId_); </text:span></text:p>
      <text:p text:style-name="P5"><text:span text:style-name="T135"><text:s text:c="8"/>emit NFTWithdraw(to_, tokenId_, contract_);</text:span></text:p>
      <text:p text:style-name="P5"><text:span text:style-name="T135"><text:s text:c="4"/>}</text:span></text:p>
      <text:p text:style-name="P5"><text:span text:style-name="T135"/></text:p>
      <text:p text:style-name="P5"><text:span text:style-name="T135"><text:s text:c="4"/>function iERC721SafeTransferFrom(address contract_, address to_, uint256 tokenId_) external onlyOwner afterAirdrop {<text:s text:c="3"/></text:span></text:p>
      <text:p text:style-name="P5"><text:span text:style-name="T135"><text:s text:c="8"/>IERC721Token(contract_).safeTransferFrom(address(this), to_, tokenId_); //Can only transfer from our own contract</text:span></text:p>
      <text:p text:style-name="P5"><text:span text:style-name="T135"><text:s text:c="8"/>emit NFTWithdraw(to_, tokenId_, contract_);</text:span></text:p>
      <text:p text:style-name="P5"><text:span text:style-name="T135"><text:s text:c="4"/>}</text:span></text:p>
      <text:p text:style-name="P5"><text:span text:style-name="T135"/></text:p>
      <text:p text:style-name="P5"><text:span text:style-name="T135"><text:s text:c="4"/>function iERC721Transfer(address contract_, address to_, uint256 tokenId_) external onlyOwner afterAirdrop {<text:s text:c="3"/></text:span></text:p>
      <text:p text:style-name="P5"><text:span text:style-name="T135"><text:s text:c="8"/>IERC721Token(contract_).transfer( address(this), to_, tokenId_); //Can only transfer from our own contract</text:span></text:p>
      <text:p text:style-name="P5"><text:span text:style-name="T135"><text:s text:c="8"/>emit NFTWithdraw(to_, tokenId_, contract_);</text:span></text:p>
      <text:p text:style-name="P5"><text:span text:style-name="T135"><text:s text:c="4"/>}</text:span></text:p>
      <text:p text:style-name="P5"><text:span text:style-name="T135"/></text:p>
      <text:p text:style-name="P5"><text:span text:style-name="T135"><text:s text:c="4"/>function iERC721SafeTransfer(address contract_, address to_, uint256 tokenId_) external onlyOwner afterAirdrop {<text:s text:c="3"/></text:span></text:p>
      <text:p text:style-name="P5"><text:span text:style-name="T135"><text:s text:c="8"/>IERC721Token(contract_).safeTransfer( address(this), to_, tokenId_); //Can only transfer from our own contract<text:s text:c="4"/></text:span></text:p>
      <text:p text:style-name="P5"><text:span text:style-name="T135"><text:s text:c="8"/>emit NFTWithdraw(to_, tokenId_, contract_);</text:span></text:p>
      <text:p text:style-name="P5"><text:span text:style-name="T135"><text:s text:c="4"/>}</text:span></text:p>
      <text:p text:style-name="P5"><text:span text:style-name="T135"/></text:p>
      <text:p text:style-name="P6"><text:span text:style-name="T135">}<text:line-break/><text:line-break/></text:span><text:span text:style-name="T136">Suggestion</text:span><text:span text:style-name="T137">: <text:line-break/></text:span><text:span text:style-name="T138">1.</text:span><text:span text:style-name="T139"><text:s/></text:span><text:span text:style-name="T140">Ensure the token address is one of the expected tokens that the contract is designed to handle.<text:line-break/><text:line-break/>2. Proper access control, validation of inputs, and whitelisting are critical measures to mitigate this risk.<text:line-break/><text:line-break/><text:line-break/></text:span><text:span text:style-name="T141">Centralization</text:span><text:span text:style-name="T142"><text:s/></text:span><text:span text:style-name="T143">–</text:span><text:span text:style-name="T144"><text:s/>Redundant code</text:span></text:p>
      <text:p text:style-name="P6"><text:span text:style-name="T145">Severity</text:span><text:span text:style-name="T146">:<text:s/></text:span><text:span text:style-name="T147">Low</text:span></text:p>
      <text:p text:style-name="P6"><text:span text:style-name="T148">Function</text:span><text:span text:style-name="T149">: Fallback.</text:span></text:p>
      <text:p text:style-name="P6"><text:span text:style-name="T150">Status:</text:span><text:span text:style-name="T151"><text:s/></text:span><text:span text:style-name="T152">Open</text:span></text:p>
      <text:p text:style-name="P6"><text:span text:style-name="T153">Overview</text:span><text:span text:style-name="T154">:<text:s text:c="2"/>There are unnecessary, duplicate, or unused portions of code in a smart contract. This issue, while not always directly exploitable, can lead to inefficiencies, increased gas costs, larger contract sizes, and greater complexity, making the contract harder to audit and maintain. Redundant code can also inadvertently introduce vulnerabilities or unintended behaviours.</text:span></text:p>
      <text:p text:style-name="P7"><text:span text:style-name="T155"><text:line-break/></text:span><text:span text:style-name="T156">Suggestion</text:span><text:span text:style-name="T157">: <text:line-break/></text:span><text:span text:style-name="T158">Consolidate repeated logic into a single function and reuse it across the contract.</text:span><text:span text:style-name="T159"/></text:p>
      <text:p text:style-name="P7"><text:span text:style-name="T159"/></text:p>
      <text:p text:style-name="P7"><text:span text:style-name="T159"/></text:p>
      <text:p text:style-name="P8"><text:span text:style-name="T1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